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Calibri" svg:font-family="Calibri" style:font-family-generic="roman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  <style:text-properties fo:color="#000000" style:font-name="Calibri" fo:font-size="11pt" fo:language="es" fo:country="ES" fo:font-weight="normal" officeooo:paragraph-rsid="0012760f" style:font-size-asian="11pt" style:font-weight-asian="normal"/>
    </style:style>
    <style:style style:name="P2" style:family="paragraph" style:parent-style-name="Standard" style:list-style-name="WWNum1">
      <style:paragraph-properties fo:margin-left="1.27cm" fo:margin-right="0cm" fo:margin-top="0cm" fo:margin-bottom="0.353cm" loext:contextual-spacing="false" fo:line-height="115%" fo:text-indent="-0.635cm" style:auto-text-indent="false">
        <style:tab-stops/>
      </style:paragraph-properties>
      <style:text-properties fo:color="#000000" style:font-name="Calibri" fo:font-size="11pt" fo:language="es" fo:country="ES" fo:font-weight="normal" officeooo:paragraph-rsid="0012760f" style:font-size-asian="11pt" style:font-weight-asian="normal"/>
    </style:style>
    <style:style style:name="T1" style:family="text">
      <style:text-properties officeooo:rsid="00139c18"/>
    </style:style>
    <style:style style:name="T2" style:family="text">
      <style:text-properties officeooo:rsid="001424a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4439704" text:style-name="WWNum1">
        <text:list-header>
          <text:p text:style-name="P2">En que <text:span text:style-name="T1">países</text:span> hay clientes?</text:p>
          <text:p text:style-name="P2">Lista el nombre de los clientes y en una <text:span text:style-name="T1">única</text:span> columna el nombre y apellido de la persona de contacto, de los clientes de España ordenado alfabeticamente por nombre del cliente</text:p>
        </text:list-header>
        <text:list-item>
          <text:p text:style-name="P2">Lista nombre y dos apellidos de los empleados que tienen nombres de 5 letras.</text:p>
        </text:list-item>
        <text:list-item>
          <text:p text:style-name="P2">lista el nombre, puesto <text:s/>y los dos apellidos de los empleados que son representantes.</text:p>
        </text:list-item>
        <text:list-item>
          <text:p text:style-name="P2">Nombre y dos apellidos del director de la oficina 'LON-UK'.</text:p>
        </text:list-item>
        <text:list-item>
          <text:p text:style-name="P2">lista <text:s/>puesto, codigo de oficina, nombre y los dos apellidos de los empleados que de España que son representantes de ventas. Ten en cuenta que España esta en la tabla como: 'España' y Spain'y que representante de ventas puede estar tanto en mayusculas como en minusculas.</text:p>
        </text:list-item>
        <text:list-item>
          <text:p text:style-name="P2">Ordenado por pais, region y ciudad, lista todos los datos de las oficinas.</text:p>
        </text:list-item>
        <text:list-item>
          <text:p text:style-name="P2">lista codigo, nombre, gama y descripcion de los productos cuyo codigo empiece por 'AR'</text:p>
        </text:list-item>
        <text:list-item>
          <text:p text:style-name="P2">Lista el nombre, codigo, proveedor, existencias, precioventa, precio proveedor y valor (precio proveedor multiplicado por existencias) de los productos de los que hay en stock mas de 100 unidades.</text:p>
        </text:list-item>
        <text:list-item>
          <text:p text:style-name="P2">Lista el nombre, codigo, proveedor, existencias, precioventa, precio proveedor <text:s/>de los productos cuyo precio de venta es mas del doble del precio de proveedor.</text:p>
        </text:list-item>
        <text:list-item>
          <text:p text:style-name="P2">Lista los datos de los pedidos que no se han entregado de mas reciente a mas antiguo</text:p>
        </text:list-item>
        <text:list-item>
          <text:p text:style-name="P2">Lista las distintas situaciones en las que se encuentran los pedidos.</text:p>
        </text:list-item>
        <text:list-item>
          <text:p text:style-name="P2">Lista los datos de los pedidos que se hayan <text:s/>entregado antes de la fecha esperada.</text:p>
        </text:list-item>
        <text:list-item>
          <text:p text:style-name="P2">lista el codigo, fecha de pedido , estado y comentarios de los pedidos del cliente 5.</text:p>
        </text:list-item>
        <text:list-item>
          <text:p text:style-name="P2">Lista los datos de los pedidos que se ha rechazado el cliente con codigo 5.</text:p>
        </text:list-item>
        <text:list-item>
          <text:p text:style-name="P2">¿de que forma realizan pagos los clientes? (en mayusculas)</text:p>
        </text:list-item>
        <text:list-item>
          <text:p text:style-name="P2">¿que clientes han realizado pagos de mas de <text:s/>500€ en 2009?</text:p>
        </text:list-item>
        <text:list-item>
          <text:p text:style-name="P2">¿Que cliente ha realizado el pedido con codigo 1?</text:p>
        </text:list-item>
        <text:list-item>
          <text:p text:style-name="P2">Lista codigo del producto, cantidad, precio unitario y precio <text:s/>total de los productos pedidos en el pedido 1.</text:p>
        </text:list-item>
        <text:list-item>
          <text:p text:style-name="P2">Codigo de los productos de los que se haya pedido mas de 100 unidades en un pedido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Calibri" svg:font-family="Calibri" style:font-family-generic="roman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Label_20_1" style:display-name="ListLabel 1" style:family="text">
      <style:text-properties style:font-name="Liberation Serif1" fo:font-family="'Liberation Serif'" style:font-family-generic="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pre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2:33:12.130686433</meta:creation-date>
    <dc:date>2020-01-13T18:01:07.907549100</dc:date>
    <meta:editing-duration>PT9H27M15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1" meta:paragraph-count="20" meta:word-count="358" meta:character-count="1983" meta:non-whitespace-character-count="1659"/>
  </office:meta>
</office:document-meta>
</file>